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fill="solid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33cm"/>
    </style:style>
    <style:style style:name="gr3" style:family="graphic" style:parent-style-name="standard">
      <style:graphic-properties svg:stroke-color="#000000" draw:marker-end="Arrow" draw:fill-color="#000000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1.193cm" fo:min-width="4.836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2.185cm" fo:min-width="6.67cm"/>
    </style:style>
    <style:style style:name="gr7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2.18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7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7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275cm"/>
    </style:style>
    <style:style style:name="gr11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2.185cm" fo:min-width="5.6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3.622cm"/>
    </style:style>
    <style:style style:name="gr13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1.689cm" fo:min-width="7.461cm"/>
    </style:style>
    <style:style style:name="gr14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1.689cm" fo:min-width="7.347cm"/>
    </style:style>
    <style:style style:name="gr15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1.689cm" fo:min-width="6.246cm"/>
    </style:style>
    <style:style style:name="gr16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2.185cm" fo:min-width="6.77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margin-top="0cm" fo:margin-bottom="0.2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 draw:opacity="50%"/>
      <style:paragraph-properties fo:margin-top="0cm" fo:margin-bottom="0.2cm" fo:text-align="center"/>
      <style:text-properties style:font-name="Bahnschrift Condensed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ffffff" draw:opacity="50%"/>
      <style:paragraph-properties fo:margin-top="0cm" fo:margin-bottom="0cm" fo:text-align="center"/>
      <style:text-properties style:font-name="Bahnschrift Condensed"/>
    </style:style>
    <style:style style:name="P9" style:family="paragraph">
      <loext:graphic-properties draw:fill="solid"/>
      <style:paragraph-properties fo:text-align="center"/>
      <style:text-properties fo:font-weight="bold"/>
    </style:style>
    <style:style style:name="P10" style:family="paragraph">
      <loext:graphic-properties draw:fill="none" draw:fill-color="#ffffff"/>
      <style:paragraph-properties fo:text-align="center"/>
      <style:text-properties style:font-name="Bahnschrift Light"/>
    </style:style>
    <style:style style:name="P11" style:family="paragraph">
      <loext:graphic-properties draw:fill="solid" draw:fill-color="#ffffff" draw:opacity="51%"/>
      <style:paragraph-properties fo:text-align="center"/>
      <style:text-properties style:font-name="Bahnschrift Condensed"/>
    </style:style>
    <style:style style:name="P12" style:family="paragraph">
      <loext:graphic-properties draw:fill="solid" draw:fill-color="#ffffff" draw:opacity="51%"/>
      <style:paragraph-properties fo:margin-top="0cm" fo:margin-bottom="0cm" fo:text-align="center"/>
      <style:text-properties style:font-name="Bahnschrift Condensed"/>
    </style:style>
    <style:style style:name="T1" style:family="text">
      <style:text-properties style:font-name="Bahnschrift Condensed" fo:font-size="14pt" style:font-size-asian="14pt" style:font-size-complex="14pt"/>
    </style:style>
    <style:style style:name="T2" style:family="text">
      <style:text-properties style:font-name="Bahnschrift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path draw:style-name="gr1" draw:text-style-name="P1" draw:layer="layout" svg:width="6.505cm" svg:height="3.958cm" draw:transform="skewX (-0.579449311662117) rotate (0.712268867738886) translate (5.100104040056cm 6.20041963618428cm)" svg:viewBox="0 0 6506 3959" svg:d="M0 0c6133 0 6506 3959 6506 3959">
          <text:p/>
        </draw:path>
        <draw:path draw:style-name="gr1" draw:text-style-name="P1" draw:layer="layout" svg:width="3.676cm" svg:height="7.532cm" draw:transform="skewX (-0.885580062461922) rotate (3.11558724773508) translate (15.0001618011903cm 16.0003076438779cm)" svg:viewBox="0 0 3677 7533" svg:d="M0 0c7295 0 1484 7264 1484 7264l-196 269">
          <text:p/>
        </draw:path>
        <draw:path draw:style-name="gr1" draw:text-style-name="P1" draw:layer="layout" svg:width="4.413cm" svg:height="8.383cm" draw:transform="skewX (-1.0779153460317) rotate (-2.75866741570224) translate (23.9855835012994cm 9.40790202242093cm)" svg:viewBox="0 0 4414 8384" svg:d="M0 0c8801-4 1722 8083 1722 8083l-240 301">
          <text:p/>
        </draw:path>
        <draw:path draw:style-name="gr1" draw:text-style-name="P1" draw:layer="layout" svg:width="6.057cm" svg:height="3.962cm" draw:transform="skewX (-0.00314159265358979) rotate (0.0197222205475359) translate (19.2000757263626cm 3.85791986150578cm)" svg:viewBox="0 0 6058 3963" svg:d="M0 0c5709 0 6058 3963 6058 3963">
          <text:p/>
        </draw:path>
        <draw:custom-shape draw:style-name="gr2" draw:text-style-name="P2" draw:layer="layout" svg:width="4cm" svg:height="2cm" svg:x="15.4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2cm" svg:x="23.8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3" draw:layer="layout" svg:width="2.229cm" svg:height="2cm" draw:transform="skewX (-0.368439005096003) rotate (0.601265927312047) translate (21.472cm 8.249cm)" draw:kind="arc" draw:start-angle="358.05" draw:end-angle="246.1">
          <text:p/>
        </draw:ellipse>
        <draw:custom-shape draw:style-name="gr2" draw:text-style-name="P2" draw:layer="layout" svg:width="4cm" svg:height="2cm" svg:x="1.4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2.567cm" svg:height="8.368cm" draw:transform="skewX (-0.326900168898538) rotate (-1.27374128810546) translate (26.5155499758106cm 9.99987998085629cm)" svg:viewBox="0 0 2568 8369" svg:d="M0 0c5112 0 1014 8069 1014 8069l-139 300">
          <text:p/>
        </draw:path>
        <draw:path draw:style-name="gr1" draw:text-style-name="P1" draw:layer="layout" svg:width="6.505cm" svg:height="3.958cm" draw:transform="skewX (-0.579449311662117) rotate (-2.45340932952843) translate (15.5005177513744cm 4.80032989504721cm)" svg:viewBox="0 0 6506 3959" svg:d="M0 0c6133 0 6506 3959 6506 3959">
          <text:p/>
        </draw:path>
        <draw:frame draw:style-name="gr4" draw:text-style-name="P6" draw:layer="layout" svg:width="5.336cm" svg:height="1.443cm" svg:x="5.7cm" svg:y="2.567cm">
          <draw:text-box>
            <text:p text:style-name="P4"><text:span text:style-name="T1">connection_request() <text:s/></text:span></text:p>
            <text:p text:style-name="P5"><text:span text:style-name="T1">accept()</text:span></text:p>
          </draw:text-box>
        </draw:frame>
        <draw:line draw:style-name="gr5" draw:text-style-name="P1" draw:layer="layout" svg:x1="5.8cm" svg:y1="3.3cm" svg:x2="10.6cm" svg:y2="3.3cm">
          <text:p/>
        </draw:line>
        <draw:frame draw:style-name="gr6" draw:text-style-name="P8" draw:layer="layout" svg:width="7.17cm" svg:height="2.435cm" svg:x="7.4cm" svg:y="6.1cm">
          <draw:text-box>
            <text:p text:style-name="P7"><text:span text:style-name="T1">rcv_msg() &amp;&amp; ( !is_hello_msg() </text:span></text:p>
            <text:p text:style-name="P4"><text:span text:style-name="T1">|| !is_correct() )</text:span></text:p>
            <text:p text:style-name="P5"><text:span text:style-name="T1">send_error_msg()</text:span></text:p>
            <text:p text:style-name="P5"><text:span text:style-name="T1">close_connection()</text:span></text:p>
          </draw:text-box>
        </draw:frame>
        <draw:line draw:style-name="gr5" draw:text-style-name="P9" draw:layer="layout" svg:x1="8.6cm" svg:y1="7.3cm" svg:x2="13.4cm" svg:y2="7.3cm">
          <text:p/>
        </draw:line>
        <draw:frame draw:style-name="gr7" draw:text-style-name="P8" draw:layer="layout" svg:width="7.6cm" svg:height="2.435cm" svg:x="20.5cm" svg:y="3.2cm">
          <draw:text-box>
            <text:p text:style-name="P7"><text:span text:style-name="T1">rcv_msg() &amp;&amp; is_hello_msg() </text:span></text:p>
            <text:p text:style-name="P4"><text:span text:style-name="T1">&amp;&amp; is_correct()</text:span></text:p>
            <text:p text:style-name="P4"><text:span text:style-name="T1">send_msg(“200 - <text:s/>OK - Ready”)</text:span></text:p>
          </draw:text-box>
        </draw:frame>
        <draw:frame draw:style-name="gr8" draw:text-style-name="P10" draw:layer="layout" svg:width="3.233cm" svg:height="1.377cm" svg:x="1.8cm" svg:y="6.4cm">
          <draw:text-box>
            <text:p text:style-name="P5"><text:span text:style-name="T2">wait </text:span></text:p>
            <text:p text:style-name="P5"><text:span text:style-name="T2">connection</text:span></text:p>
          </draw:text-box>
        </draw:frame>
        <draw:frame draw:style-name="gr9" draw:text-style-name="P10" draw:layer="layout" svg:width="3.203cm" svg:height="1.377cm" svg:x="24.397cm" svg:y="8.2cm">
          <draw:text-box>
            <text:p text:style-name="P5"><text:span text:style-name="T2">wait probe </text:span></text:p>
            <text:p text:style-name="P5"><text:span text:style-name="T2">message</text:span></text:p>
          </draw:text-box>
        </draw:frame>
        <draw:frame draw:style-name="gr10" draw:text-style-name="P10" draw:layer="layout" svg:width="2.775cm" svg:height="1.377cm" svg:x="16.125cm" svg:y="15.423cm">
          <draw:text-box>
            <text:p text:style-name="P5"><text:span text:style-name="T2">wait bye </text:span></text:p>
            <text:p text:style-name="P5"><text:span text:style-name="T2">message</text:span></text:p>
          </draw:text-box>
        </draw:frame>
        <draw:frame draw:style-name="gr11" draw:text-style-name="P11" draw:layer="layout" svg:width="6.192cm" svg:height="2.435cm" svg:x="11.736cm" svg:y="9.6cm">
          <draw:text-box>
            <text:p text:style-name="P5"><text:span text:style-name="T1">rcv_msg() &amp;&amp; ( !is_probe() </text:span></text:p>
            <text:p text:style-name="P4"><text:span text:style-name="T1">|| !is_correct() )</text:span></text:p>
            <text:p text:style-name="P5"><text:span text:style-name="T1">send_error_msg()</text:span></text:p>
            <text:p text:style-name="P5"><text:span text:style-name="T1">close_connection()</text:span></text:p>
          </draw:text-box>
        </draw:frame>
        <draw:line draw:style-name="gr5" draw:text-style-name="P9" draw:layer="layout" svg:x1="12.3cm" svg:y1="10.8cm" svg:x2="17.1cm" svg:y2="10.8cm">
          <text:p/>
        </draw:line>
        <draw:custom-shape draw:style-name="gr2" draw:text-style-name="P2" draw:layer="layout" svg:width="4cm" svg:height="2cm" svg:x="15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4.122cm" svg:height="1.377cm" svg:x="15cm" svg:y="2.8cm">
          <draw:text-box>
            <text:p text:style-name="P5"><text:span text:style-name="T2">wait </text:span></text:p>
            <text:p text:style-name="P5"><text:span text:style-name="T2">hello message</text:span></text:p>
          </draw:text-box>
        </draw:frame>
        <draw:line draw:style-name="gr5" draw:text-style-name="P1" draw:layer="layout" svg:x1="21.6cm" svg:y1="4.4cm" svg:x2="26.4cm" svg:y2="4.4cm">
          <text:p/>
        </draw:line>
        <draw:frame draw:style-name="gr13" draw:text-style-name="P11" draw:layer="layout" svg:width="7.961cm" svg:height="1.939cm" svg:x="15.707cm" svg:y="6.7cm">
          <draw:text-box>
            <text:p text:style-name="P5"><text:span text:style-name="T1">rcv_msg() &amp;&amp; is_probe() </text:span></text:p>
            <text:p text:style-name="P4"><text:span text:style-name="T1">&amp;&amp; is_correct() &amp;&amp; !is_last_probe()</text:span></text:p>
            <text:p text:style-name="P5"><text:span text:style-name="T1">send_msg(probe)</text:span></text:p>
          </draw:text-box>
        </draw:frame>
        <draw:line draw:style-name="gr5" draw:text-style-name="P9" draw:layer="layout" svg:x1="17.2cm" svg:y1="7.9cm" svg:x2="22cm" svg:y2="7.9cm">
          <text:p/>
        </draw:line>
        <draw:frame draw:style-name="gr14" draw:text-style-name="P11" draw:layer="layout" svg:width="7.847cm" svg:height="1.939cm" svg:x="20.9cm" svg:y="13.3cm">
          <draw:text-box>
            <text:p text:style-name="P5"><text:span text:style-name="T1">rcv_msg() &amp;&amp; is_probe() </text:span></text:p>
            <text:p text:style-name="P4"><text:span text:style-name="T1">&amp;&amp; is_correct() &amp;&amp; is_last_probe()</text:span></text:p>
            <text:p text:style-name="P5"><text:span text:style-name="T1">send_msg(probe)</text:span></text:p>
          </draw:text-box>
        </draw:frame>
        <draw:line draw:style-name="gr5" draw:text-style-name="P9" draw:layer="layout" svg:x1="22.4cm" svg:y1="14.5cm" svg:x2="27.2cm" svg:y2="14.5cm">
          <text:p/>
        </draw:line>
        <draw:path draw:style-name="gr1" draw:text-style-name="P1" draw:layer="layout" svg:width="8.686cm" svg:height="10.088cm" draw:transform="skewX (-0.550302313153812) rotate (-2.91714331178332) translate (14.9996788681613cm 16.298371627959cm)" svg:viewBox="0 0 8687 10089" svg:d="M0 0c17285 4 3438 9727 3438 9727l-470 362">
          <text:p/>
        </draw:path>
        <draw:frame draw:style-name="gr15" draw:text-style-name="P12" draw:layer="layout" svg:width="6.746cm" svg:height="2.435cm" svg:x="5.963cm" svg:y="12.8cm">
          <draw:text-box>
            <text:p text:style-name="P7"><text:span text:style-name="T1">rcv_msg() &amp;&amp; ( !is_bye_msg()</text:span></text:p>
            <text:p text:style-name="P4"><text:span text:style-name="T1">|| !is_correct() )</text:span></text:p>
            <text:p text:style-name="P5"><text:span text:style-name="T1">send_error_msg()</text:span></text:p>
            <text:p text:style-name="P5"><text:span text:style-name="T1">close_connection()</text:span></text:p>
          </draw:text-box>
        </draw:frame>
        <draw:frame draw:style-name="gr16" draw:text-style-name="P11" draw:layer="layout" svg:width="7.271cm" svg:height="2.435cm" svg:x="1.578cm" svg:y="15.7cm">
          <draw:text-box>
            <text:p text:style-name="P7"><text:span text:style-name="T1">rcv_msg() &amp;&amp; is_bye_msg() </text:span></text:p>
            <text:p text:style-name="P4"><text:span text:style-name="T1">&amp;&amp; is_correct()</text:span></text:p>
            <text:p text:style-name="P5"><text:span text:style-name="T1">send_msg(“200 Ok - Closing”)</text:span></text:p>
            <text:p text:style-name="P5"><text:span text:style-name="T1">close_connection()</text:span></text:p>
          </draw:text-box>
        </draw:frame>
        <draw:line draw:style-name="gr5" draw:text-style-name="P9" draw:layer="layout" svg:x1="6.8cm" svg:y1="14cm" svg:x2="11.6cm" svg:y2="14cm">
          <text:p/>
        </draw:line>
        <draw:line draw:style-name="gr5" draw:text-style-name="P9" draw:layer="layout" svg:x1="2.6cm" svg:y1="16.9cm" svg:x2="7.4cm" svg:y2="16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3T11:27:41.465000000</meta:creation-date>
    <dc:date>2019-12-12T17:04:19.429000000</dc:date>
    <meta:editing-duration>PT3H12M54S</meta:editing-duration>
    <meta:editing-cycles>9</meta:editing-cycles>
    <meta:generator>LibreOffice/6.3.1.2$Windows_X86_64 LibreOffice_project/b79626edf0065ac373bd1df5c28bd630b4424273</meta:generator>
    <meta:document-statistic meta:object-count="32"/>
  </office:meta>
</office:document-meta>
</file>